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</style:style>
    <style:style style:name="P2" style:family="paragraph" style:parent-style-name="Standard">
      <style:paragraph-properties>
        <style:tab-stops/>
      </style:paragraph-properties>
      <style:text-properties style:text-underline-style="none"/>
    </style:style>
    <style:style style:name="P3" style:family="paragraph" style:parent-style-name="Standard">
      <style:paragraph-properties fo:line-height="150%">
        <style:tab-stops/>
      </style:paragraph-properties>
      <style:text-properties style:text-underline-style="none"/>
    </style:style>
    <style:style style:name="P4" style:family="paragraph" style:parent-style-name="Standard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5" style:family="paragraph" style:parent-style-name="Standard" style:list-style-name="L1">
      <style:paragraph-properties fo:text-align="start" style:justify-single-word="false">
        <style:tab-stops/>
      </style:paragraph-properties>
    </style:style>
    <style:style style:name="P6" style:family="paragraph" style:parent-style-name="Standard">
      <style:paragraph-properties>
        <style:tab-stops/>
      </style:paragraph-properties>
    </style:style>
    <style:style style:name="P7" style:family="paragraph" style:parent-style-name="Standard" style:list-style-name="L1">
      <style:paragraph-properties>
        <style:tab-stops/>
      </style:paragraph-properties>
    </style:style>
    <style:style style:name="P8" style:family="paragraph" style:parent-style-name="Standard" style:list-style-name="L2">
      <style:paragraph-properties>
        <style:tab-stops/>
      </style:paragraph-properties>
    </style:style>
    <style:style style:name="P9" style:family="paragraph" style:parent-style-name="Standard" style:list-style-name="L3">
      <style:paragraph-properties>
        <style:tab-stops/>
      </style:paragraph-properties>
    </style:style>
    <style:style style:name="P10" style:family="paragraph" style:parent-style-name="Standard" style:list-style-name="L4">
      <style:paragraph-properties>
        <style:tab-stops/>
      </style:paragraph-properties>
    </style:style>
    <style:style style:name="P11" style:family="paragraph" style:parent-style-name="Standard" style:list-style-name="L5">
      <style:paragraph-properties>
        <style:tab-stops/>
      </style:paragraph-properties>
    </style:style>
    <style:style style:name="P12" style:family="paragraph" style:parent-style-name="Standard" style:list-style-name="L5">
      <style:paragraph-properties fo:line-height="150%">
        <style:tab-stops/>
      </style:paragraph-properties>
    </style:style>
    <style:style style:name="P13" style:family="paragraph" style:parent-style-name="Standard" style:list-style-name="L6">
      <style:paragraph-properties fo:line-height="150%">
        <style:tab-stops/>
      </style:paragraph-properties>
      <style:text-properties style:text-underline-style="solid" style:text-underline-width="auto" style:text-underline-color="font-color"/>
    </style:style>
    <style:style style:name="P14" style:family="paragraph" style:parent-style-name="Standard" style:list-style-name="L5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15" style:family="paragraph" style:parent-style-name="Standard" style:list-style-name="L6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16" style:family="paragraph" style:parent-style-name="Standard" style:list-style-name="L7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17" style:family="paragraph" style:parent-style-name="Standard" style:list-style-name="L5">
      <style:paragraph-properties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Standard" style:list-style-name="L5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19" style:family="paragraph" style:parent-style-name="Standard" style:list-style-name="L6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20" style:family="paragraph" style:parent-style-name="Standard">
      <style:paragraph-properties fo:line-height="150%">
        <style:tab-stops/>
      </style:paragraph-properties>
      <style:text-properties fo:font-style="italic" style:text-underline-style="none" style:font-style-asian="italic" style:font-style-complex="italic"/>
    </style:style>
    <style:style style:name="P21" style:family="paragraph" style:parent-style-name="Standard" style:list-style-name="L5">
      <style:paragraph-properties fo:line-height="150%">
        <style:tab-stops/>
      </style:paragraph-properties>
      <style:text-properties fo:font-style="italic" style:text-underline-style="none" style:font-style-asian="italic" style:font-style-complex="italic"/>
    </style:style>
    <style:style style:name="P22" style:family="paragraph" style:parent-style-name="Standard">
      <style:paragraph-properties fo:line-height="150%">
        <style:tab-stops/>
      </style:paragraph-properties>
      <style:text-properties style:text-underline-style="none"/>
    </style:style>
    <style:style style:name="P23" style:family="paragraph" style:parent-style-name="Standard" style:list-style-name="L6">
      <style:paragraph-properties fo:line-height="150%">
        <style:tab-stops/>
      </style:paragraph-properties>
      <style:text-properties style:text-underline-style="none"/>
    </style:style>
    <style:style style:name="P24" style:family="paragraph" style:parent-style-name="Standard">
      <style:paragraph-properties>
        <style:tab-stops/>
      </style:paragraph-properties>
      <style:text-properties style:text-underline-style="none"/>
    </style:style>
    <style:style style:name="P25" style:family="paragraph" style:parent-style-name="Standard" style:list-style-name="L5">
      <style:paragraph-properties>
        <style:tab-stops/>
      </style:paragraph-properties>
      <style:text-properties style:text-underline-style="none"/>
    </style:style>
    <style:style style:name="P26" style:family="paragraph" style:parent-style-name="Standard" style:list-style-name="L6">
      <style:paragraph-properties>
        <style:tab-stops/>
      </style:paragraph-properties>
      <style:text-properties style:text-underline-style="none"/>
    </style:style>
    <style:style style:name="P27" style:family="paragraph" style:parent-style-name="Standard" style:list-style-name="L7">
      <style:paragraph-properties>
        <style:tab-stops/>
      </style:paragraph-properties>
      <style:text-properties style:text-underline-style="none"/>
    </style:style>
    <style:style style:name="P28" style:family="paragraph" style:parent-style-name="Standard">
      <style:paragraph-properties>
        <style:tab-stops/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9" style:family="paragraph" style:parent-style-name="Standard" style:list-style-name="L6">
      <style:paragraph-properties>
        <style:tab-stops/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0" style:family="paragraph" style:parent-style-name="Standard" style:list-style-name="L6">
      <style:paragraph-properties>
        <style:tab-stops/>
      </style:paragraph-properties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31" style:family="paragraph" style:parent-style-name="Standard" style:list-style-name="L5">
      <style:paragraph-properties>
        <style:tab-stops/>
      </style:paragraph-properties>
      <style:text-properties fo:font-weight="normal" style:font-weight-asian="normal" style:font-weight-complex="normal"/>
    </style:style>
    <style:style style:name="P32" style:family="paragraph" style:parent-style-name="Standard" style:list-style-name="L5">
      <style:paragraph-properties fo:break-before="page">
        <style:tab-stops/>
      </style:paragraph-properties>
      <style:text-properties fo:font-style="italic" style:text-underline-style="none" style:font-style-asian="italic" style:font-style-complex="italic"/>
    </style:style>
    <style:style style:name="P33" style:family="paragraph" style:parent-style-name="Standard" style:list-style-name="L6">
      <style:paragraph-properties fo:break-before="page">
        <style:tab-stops/>
      </style:paragraph-properties>
      <style:text-properties fo:font-style="italic" style:text-underline-style="none" style:font-style-asian="italic" style:font-style-complex="italic"/>
    </style:style>
    <style:style style:name="P34" style:family="paragraph" style:parent-style-name="Standard">
      <style:paragraph-properties fo:line-height="150%" fo:break-before="page">
        <style:tab-stops/>
      </style:paragraph-properties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tyle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style-asian="italic"/>
    </style:style>
    <style:style style:name="T16" style:family="text">
      <style:text-properties style:font-style-complex="italic"/>
    </style:style>
    <style:style style:name="T17" style:family="text">
      <style:text-properties fo:font-weight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weight-asian="normal"/>
    </style:style>
    <style:style style:name="T20" style:family="text">
      <style:text-properties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ódulos:</text:p>
      <text:p text:style-name="P1">→ Fronteira:</text:p>
      <text:list xml:id="list2138102964" text:style-name="L1">
        <text:list-item>
          <text:p text:style-name="P5">bam_front</text:p>
        </text:list-item>
        <text:list-item>
          <text:p text:style-name="P7">bam_tui</text:p>
        </text:list-item>
        <text:list-item>
          <text:p text:style-name="P7">bam_gui</text:p>
        </text:list-item>
      </text:list>
      <text:p text:style-name="P1"/>
      <text:p text:style-name="P1">→ <text:s/>Controle</text:p>
      <text:list xml:id="list96216780" text:style-name="L2">
        <text:list-item>
          <text:p text:style-name="P8">bam_ctrl</text:p>
        </text:list-item>
      </text:list>
      <text:p text:style-name="P1"/>
      <text:p text:style-name="P1">→ Entidade</text:p>
      <text:list xml:id="list494907856" text:style-name="L3">
        <text:list-item>
          <text:p text:style-name="P9">bam_ttt</text:p>
        </text:list-item>
      </text:list>
      <text:p text:style-name="P1"/>
      <text:p text:style-name="P2">OBSERVAÇÕES:</text:p>
      <text:p text:style-name="P2"/>
      <text:p text:style-name="P2">→ uma jogada será recebida como números de 1 a 9, correspondendo às seguintes posições:</text:p>
      <text:p text:style-name="P4">1 | 2 | 3</text:p>
      <text:p text:style-name="P4">4 | 5 | 6</text:p>
      <text:p text:style-name="P2">7 | 8 | 9</text:p>
      <text:p text:style-name="P2"/>
      <text:p text:style-name="P2">→ Um tabuleiro será na forma de tuplas, organizado da seguinte maneira:</text:p>
      <text:p text:style-name="P2">Tabuleiro = { L1, L2, L3 }</text:p>
      <text:p text:style-name="P2">L_N = { PN1, PN2, PN3 } ( N é o número da linha )</text:p>
      <text:p text:style-name="P2">PNM = <text:s/>x, o, vazio ( átomos )</text:p>
      <text:p text:style-name="P2"/>
      <text:p text:style-name="P2">→ <text:span text:style-name="T3">goto</text:span> X – processo vai para o estado (função) X</text:p>
      <text:p text:style-name="P2">→ <text:span text:style-name="T3">recebe</text:span> de X – processo recebe mensagem de processo X</text:p>
      <text:p text:style-name="P2"/>
      <text:p text:style-name="P2">→ Diagrama dos processos envolvidos:</text:p>
      <text:p text:style-name="P1"/>
      <text:p text:style-name="P1"><text:s text:c="4"/><text:span text:style-name="T14">ANDERSON DIAGRAMA AQUI <text:s/>\o/\o/\o/\o/\o/\o/\o/\o/\o/\o/</text:span></text:p>
      <text:p text:style-name="P1"/>
      <text:p text:style-name="P1"/>
      <text:p text:style-name="P1"/>
      <text:p text:style-name="P1"/>
      <text:p text:style-name="P1"/>
      <text:p text:style-name="P1"/>
      <text:p text:style-name="P1">Descrição dos módulos:</text:p>
      <text:p text:style-name="P1"/>
      <text:p text:style-name="P1"><text:span text:style-name="T14">bam_front</text:span> – envia mensagens para o processo UI (através de chamadas no shell)</text:p>
      <text:list xml:id="list1097538957" text:style-name="L4">
        <text:list-item>
          <text:p text:style-name="P10"><text:span text:style-name="T6">start</text:span> ( tipo UI )</text:p>
          <text:list>
            <text:list-item>
              <text:p text:style-name="P10">inicia o processo UI e o controle (ctrl)</text:p>
            </text:list-item>
          </text:list>
        </text:list-item>
      </text:list>
      <text:p text:style-name="P34"><text:span text:style-name="T4">bam_tui </text:span>– implementa a interface por texto; envia mensagens para o processo ctrl</text:p>
      <text:list xml:id="list2088130932" text:style-name="L5">
        <text:list-item>
          <text:p text:style-name="P12"><text:span text:style-name="T6">init</text:span> ()</text:p>
          <text:list>
            <text:list-item>
              <text:p text:style-name="P11"><text:span text:style-name="T3">print</text:span> cabeçalho</text:p>
            </text:list-item>
            <text:list-item>
              <text:p text:style-name="P11">prompt opção (começar /sair) Detalhe: (Padrão) <text:span text:style-name="T14">opção :(1) Nova_partida (2)Exit</text:span></text:p>
            </text:list-item>
            <text:list-item>
              <text:p text:style-name="P31"><text:span text:style-name="T3">goto</text:span> </text:p>
              <text:list>
                <text:list-item>
                  <text:p text:style-name="P11"><text:span text:style-name="T8">sel_op</text:span></text:p>
                </text:list-item>
                <text:list-item>
                  <text:p text:style-name="P11"><text:span text:style-name="T8">exit</text:span></text:p>
                </text:list-item>
              </text:list>
            </text:list-item>
          </text:list>
        </text:list-item>
      </text:list>
      <text:p text:style-name="P1"><text:span text:style-name="T7"/></text:p>
      <text:list xml:id="list822348982" text:continue-numbering="true" text:style-name="L5">
        <text:list-item>
          <text:p text:style-name="P18">sel_op()</text:p>
          <text:list>
            <text:list-item>
              <text:p text:style-name="P14">prompt<text:span text:style-name="T1"> <text:s/>tipo de oponente </text:span></text:p>
            </text:list-item>
            <text:list-item>
              <text:p text:style-name="P14">send to<text:span text:style-name="T1"> proc ctrl</text:span></text:p>
            </text:list-item>
            <text:list-item>
              <text:p text:style-name="P14">recebe<text:span text:style-name="T1"> de ctrl: confirmação</text:span></text:p>
            </text:list-item>
            <text:list-item>
              <text:p text:style-name="P17">print<text:span text:style-name="T1"> execeção_erro(tipo de oponente inválido)</text:span></text:p>
            </text:list-item>
            <text:list-item>
              <text:p text:style-name="P14">goto</text:p>
              <text:list>
                <text:list-item>
                  <text:p text:style-name="P18">ins_nome ( {vazio, vazio})</text:p>
                </text:list-item>
                <text:list-item>
                  <text:p text:style-name="P21">sel_nivel</text:p>
                </text:list-item>
              </text:list>
            </text:list-item>
          </text:list>
        </text:list-item>
        <text:list-item>
          <text:p text:style-name="P18">ins_nome()</text:p>
          <text:list>
            <text:list-item>
              <text:p text:style-name="P14">prompt<text:span text:style-name="T1"> nome</text:span></text:p>
            </text:list-item>
            <text:list-item>
              <text:p text:style-name="P14">send to<text:span text:style-name="T1"> proc ctrl</text:span></text:p>
            </text:list-item>
            <text:list-item>
              <text:p text:style-name="P14">recebe<text:span text:style-name="T1"> de ctrl: confirmação</text:span></text:p>
            </text:list-item>
            <text:list-item>
              <text:p text:style-name="P14">goto</text:p>
              <text:list>
                <text:list-item>
                  <text:p text:style-name="P11">1o nome: <text:span text:style-name="T7">ins_nome</text:span></text:p>
                </text:list-item>
                <text:list-item>
                  <text:p text:style-name="P21"><text:span text:style-name="T13">2o nome:</text:span> ativo</text:p>
                </text:list-item>
              </text:list>
            </text:list-item>
          </text:list>
        </text:list-item>
        <text:list-item>
          <text:p text:style-name="P18">sel_nivel()</text:p>
          <text:list>
            <text:list-item>
              <text:p text:style-name="P14">prompt<text:span text:style-name="T1"> nível</text:span></text:p>
            </text:list-item>
            <text:list-item>
              <text:p text:style-name="P14">send to<text:span text:style-name="T1"> ctrl</text:span></text:p>
            </text:list-item>
            <text:list-item>
              <text:p text:style-name="P14">recebe<text:span text:style-name="T1"> de ctrl: confirmação</text:span></text:p>
            </text:list-item>
            <text:list-item>
              <text:p text:style-name="P12"><text:span text:style-name="T3">goto </text:span><text:span text:style-name="T7">ins_nome ( {“Computador”, vazio})</text:span></text:p>
            </text:list-item>
          </text:list>
        </text:list-item>
      </text:list>
      <text:p text:style-name="P3"/>
      <text:list xml:id="list1754596006" text:continue-numbering="true" text:style-name="L5">
        <text:list-item>
          <text:p text:style-name="P32">ativo() <text:span text:style-name="T3">“Jogo começou”</text:span></text:p>
          <text:list>
            <text:list-item>
              <text:p text:style-name="P14">recebe<text:span text:style-name="T1"> de ctrl: tabuleiro, nomes e estado ( fim, empate, jogando )</text:span></text:p>
            </text:list-item>
            <text:list-item>
              <text:p text:style-name="P14">print<text:span text:style-name="T1"> estado atual ( tabuleiro, nomes, etc. )</text:span></text:p>
            </text:list-item>
            <text:list-item>
              <text:p text:style-name="P25">estado = fim/empate ?</text:p>
              <text:list>
                <text:list-item>
                  <text:p text:style-name="P25">NÃO:</text:p>
                  <text:list>
                    <text:list-item>
                      <text:p text:style-name="P14">prompt<text:span text:style-name="T1"> jogada</text:span></text:p>
                    </text:list-item>
                    <text:list-item>
                      <text:p text:style-name="P14">send to<text:span text:style-name="T1"> ctrl</text:span></text:p>
                    </text:list-item>
                    <text:list-item>
                      <text:p text:style-name="P14">goto<text:span text:style-name="T1"> </text:span><text:span text:style-name="T7">ativo</text:span></text:p>
                    </text:list-item>
                  </text:list>
                </text:list-item>
                <text:list-item>
                  <text:p text:style-name="P25">SIM:</text:p>
                  <text:list>
                    <text:list-item>
                      <text:p text:style-name="P14">prompt<text:span text:style-name="T1"> opção</text:span></text:p>
                      <text:list>
                        <text:list-item>
                          <text:p text:style-name="P25">menu_principal</text:p>
                          <text:list>
                            <text:list-item>
                              <text:p text:style-name="P14">goto<text:span text:style-name="T1"> </text:span><text:span text:style-name="T7">init()</text:span></text:p>
                            </text:list-item>
                          </text:list>
                        </text:list-item>
                        <text:list-item>
                          <text:p text:style-name="P25">nova_partida - “Reiniciando Partida”</text:p>
                          <text:list>
                            <text:list-item>
                              <text:p text:style-name="P14">send to <text:span text:style-name="T1"><text:s/>ctrl</text:span></text:p>
                            </text:list-item>
                            <text:list-item>
                              <text:p text:style-name="P14">goto<text:span text:style-name="T1"> </text:span><text:span text:style-name="T7">ativ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"><text:span text:style-name="T7">exit()</text:span></text:p>
          <text:list>
            <text:list-item>
              <text:p text:style-name="P14"><text:span text:style-name="T6">print</text:span><text:span text:style-name="T7"> fim</text:span></text:p>
            </text:list-item>
            <text:list-item>
              <text:p text:style-name="P14"><text:span text:style-name="T6">send</text:span><text:span text:style-name="T7"> to ctrl</text:span></text:p>
            </text:list-item>
          </text:list>
        </text:list-item>
      </text:list>
      <text:p text:style-name="P2"/>
      <text:p text:style-name="P3"><text:span text:style-name="T4">bam_ctrl</text:span> – recebe requisições de jogadas e utiliza bam_ttt para processar</text:p>
      <text:list xml:id="list50989844" text:style-name="L6">
        <text:list-item>
          <text:p text:style-name="P26"><text:span text:style-name="T6">start()</text:span></text:p>
          <text:list>
            <text:list-item>
              <text:p text:style-name="P13">goto<text:span text:style-name="T1"> </text:span><text:span text:style-name="T7">set_op</text:span></text:p>
            </text:list-item>
          </text:list>
        </text:list-item>
        <text:list-item>
          <text:p text:style-name="P19">set_op ()</text:p>
          <text:list>
            <text:list-item>
              <text:p text:style-name="P15">recebe<text:span text:style-name="T1"> de UI: tipo_op</text:span></text:p>
            </text:list-item>
            <text:list-item>
              <text:p text:style-name="P13">goto<text:span text:style-name="T1"> </text:span><text:span text:style-name="T7">set_nome</text:span><text:span text:style-name="T1"> ( hum | robo, J1 | {J1, J2} )</text:span></text:p>
            </text:list-item>
          </text:list>
        </text:list-item>
        <text:list-item>
          <text:p text:style-name="P19">set_nome( ~ )</text:p>
          <text:list>
            <text:list-item>
              <text:p text:style-name="P15">recebe<text:span text:style-name="T1"> nome</text:span></text:p>
            </text:list-item>
            <text:list-item>
              <text:p text:style-name="P15">send to<text:span text:style-name="T1"> UI</text:span></text:p>
            </text:list-item>
            <text:list-item>
              <text:p text:style-name="P15">goto</text:p>
              <text:list>
                <text:list-item>
                  <text:p text:style-name="P15"><text:span text:style-name="T7">set_nome</text:span><text:span text:style-name="T1"> ( ~ ) - set nome do jogador 2</text:span></text:p>
                </text:list-item>
                <text:list-item>
                  <text:p text:style-name="P15"><text:span text:style-name="T7">set_nivel</text:span><text:span text:style-name="T1"> – caso seja robo</text:span></text:p>
                </text:list-item>
                <text:list-item>
                  <text:p text:style-name="P13"><text:span text:style-name="T7">ativo_hum</text:span><text:span text:style-name="T1"> – caso seja hum e jog2 já esteja com seu nome</text:span></text:p>
                </text:list-item>
              </text:list>
            </text:list-item>
          </text:list>
        </text:list-item>
        <text:list-item>
          <text:p text:style-name="P19">set_nivel()</text:p>
          <text:list>
            <text:list-item>
              <text:p text:style-name="P15">recebe<text:span text:style-name="T1"> de UI nível</text:span></text:p>
            </text:list-item>
            <text:list-item>
              <text:p text:style-name="P23"><text:span text:style-name="T3">goto</text:span> <text:span text:style-name="T6">ativo_pc</text:span></text:p>
            </text:list-item>
          </text:list>
        </text:list-item>
        <text:list-item>
          <text:p text:style-name="P19">ativo_hum</text:p>
          <text:list>
            <text:list-item>
              <text:p text:style-name="P15">recebe<text:span text:style-name="T1"> de UI jogada</text:span></text:p>
            </text:list-item>
            <text:list-item>
              <text:p text:style-name="P15"><text:span text:style-name="T1">chama </text:span><text:span text:style-name="T7">bam_ttt</text:span><text:span text:style-name="T10"> </text:span><text:span text:style-name="T11">( obter resultado, ou seja, novo tabuleiro e estado )</text:span></text:p>
            </text:list-item>
            <text:list-item>
              <text:p text:style-name="P15"><text:span text:style-name="T12">send to</text:span><text:span text:style-name="T11"> UI]</text:span></text:p>
            </text:list-item>
            <text:list-item>
              <text:p text:style-name="P29">estado = fim / empate ?</text:p>
              <text:list>
                <text:list-item>
                  <text:p text:style-name="P29">SIM:</text:p>
                  <text:list>
                    <text:list-item>
                      <text:p text:style-name="P15"><text:span text:style-name="T12">recebe</text:span><text:span text:style-name="T11"> de UI</text:span></text:p>
                      <text:list>
                        <text:list-item>
                          <text:p text:style-name="P29">stop</text:p>
                          <text:list>
                            <text:list-item>
                              <text:p text:style-name="P30">die</text:p>
                            </text:list-item>
                          </text:list>
                        </text:list-item>
                        <text:list-item>
                          <text:p text:style-name="P29">restart</text:p>
                          <text:list>
                            <text:list-item>
                              <text:p text:style-name="P15"><text:span text:style-name="T12">goto</text:span><text:span text:style-name="T11"> </text:span><text:span text:style-name="T8">ativo_hum</text:span><text:span text:style-name="T11"> ( limpa tabuleiro 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text:soft-page-break/></text:p>
      <text:list xml:id="list1982333593" text:continue-numbering="true" text:style-name="L6">
        <text:list-item>
          <text:p text:style-name="P33">ativo_pc</text:p>
          <text:list>
            <text:list-item>
              <text:p text:style-name="P15">recebe<text:span text:style-name="T1"> de UI jogada</text:span></text:p>
            </text:list-item>
            <text:list-item>
              <text:p text:style-name="P15"><text:span text:style-name="T1">chama </text:span><text:span text:style-name="T7">bam_ttt</text:span><text:span text:style-name="T10"> </text:span><text:span text:style-name="T11">( obter jogada do pc )</text:span></text:p>
            </text:list-item>
            <text:list-item>
              <text:p text:style-name="P15"><text:span text:style-name="T11">chama </text:span><text:span text:style-name="T8">bam_ttt</text:span><text:span text:style-name="T11"> ( obter resultado, novo tabuleiro e estado )</text:span></text:p>
            </text:list-item>
            <text:list-item>
              <text:p text:style-name="P15"><text:span text:style-name="T12">send to</text:span><text:span text:style-name="T11"> UI</text:span></text:p>
            </text:list-item>
            <text:list-item>
              <text:p text:style-name="P29">estado = fim / empate ?</text:p>
              <text:list>
                <text:list-item>
                  <text:p text:style-name="P29">SIM:</text:p>
                  <text:list>
                    <text:list-item>
                      <text:p text:style-name="P15"><text:span text:style-name="T12">recebe</text:span><text:span text:style-name="T11"> de UI</text:span></text:p>
                      <text:list>
                        <text:list-item>
                          <text:p text:style-name="P29">stop</text:p>
                          <text:list>
                            <text:list-item>
                              <text:p text:style-name="P30">die</text:p>
                            </text:list-item>
                          </text:list>
                        </text:list-item>
                        <text:list-item>
                          <text:p text:style-name="P29">restart</text:p>
                          <text:list>
                            <text:list-item>
                              <text:p text:style-name="P15"><text:span text:style-name="T12">goto</text:span><text:span text:style-name="T11"> </text:span><text:span text:style-name="T8">ativo_pc</text:span><text:span text:style-name="T11"> ( limpa tabuleiro 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p text:style-name="P2">bam_ttt – funções para tratar das jogadas</text:p>
      <text:list xml:id="list247958018" text:style-name="L7">
        <text:list-item>
          <text:p text:style-name="P27">jogar ( jogada, Tabuleiro )</text:p>
          <text:list>
            <text:list-item>
              <text:p text:style-name="P16">retorna<text:span text:style-name="T1"> { Nv_tabuleiro, Estado }</text:span></text:p>
            </text:list-item>
          </text:list>
        </text:list-item>
        <text:list-item>
          <text:p text:style-name="P27">jogar_pc ( Tabuleiro )</text:p>
          <text:list>
            <text:list-item>
              <text:p text:style-name="P16">retorna<text:span text:style-name="T1"> jogada</text:span></text:p>
            </text:list-item>
          </text:list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drigo Bernardino</meta:initial-creator>
    <meta:creation-date>2010-11-05T22:50:36</meta:creation-date>
    <dc:date>2010-11-08T16:30:58</dc:date>
    <dc:creator>Mario Garcia</dc:creator>
    <meta:editing-duration>PT03H19M12S</meta:editing-duration>
    <meta:editing-cycles>24</meta:editing-cycles>
    <meta:generator>OpenOffice.org/3.2$Unix OpenOffice.org_project/320m12$Build-9483</meta:generator>
    <meta:document-statistic meta:table-count="0" meta:image-count="0" meta:object-count="0" meta:page-count="5" meta:paragraph-count="115" meta:word-count="564" meta:character-count="2611"/>
  </office:meta>
</office:document-meta>
</file>